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151515"/>
    </style:style>
    <style:style style:name="P2" style:family="paragraph" style:parent-style-name="Standard">
      <style:paragraph-properties style:line-height-at-least="0.503cm"/>
      <style:text-properties fo:color="#5c6370" style:font-name="Droid Sans Mono" fo:font-size="10.5pt" fo:font-style="italic" fo:font-weight="normal" fo:background-color="#151515"/>
    </style:style>
    <style:style style:name="P3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#151515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678dd"/>
    </style:style>
    <style:style style:name="T2" style:family="text">
      <style:text-properties fo:color="#abb2bf"/>
    </style:style>
    <style:style style:name="T3" style:family="text">
      <style:text-properties fo:color="#56b6c2"/>
    </style:style>
    <style:style style:name="T4" style:family="text">
      <style:text-properties fo:color="#d19a66"/>
    </style:style>
    <style:style style:name="T5" style:family="text">
      <style:text-properties fo:color="#98c379"/>
    </style:style>
    <style:style style:name="T6" style:family="text">
      <style:text-properties fo:color="#61afef"/>
    </style:style>
    <style:style style:name="T7" style:family="text">
      <style:text-properties fo:color="#e06c75"/>
    </style:style>
    <style:style style:name="T8" style:family="text">
      <style:text-properties fo:color="#be50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ar</text:span> <text:span text:style-name="T2">tusharCount</text:span> <text:span text:style-name="T3">=</text:span> <text:span text:style-name="T4">1</text:span><text:span text:style-name="T2">;</text:span></text:p>
      <text:p text:style-name="P1"><text:span text:style-name="T1">var</text:span> <text:span text:style-name="T2">tusharWhatToShow</text:span> <text:span text:style-name="T3">=</text:span> <text:span text:style-name="T5">""</text:span><text:span text:style-name="T2">;</text:span></text:p>
      <text:p text:style-name="P1"><text:span text:style-name="T1">let</text:span> <text:span text:style-name="T2">tusharGameOver</text:span> <text:span text:style-name="T3">=</text:span> <text:span text:style-name="T4">false</text:span><text:span text:style-name="T2">;</text:span></text:p>
      <text:p text:style-name="P1"><text:span text:style-name="T1">var</text:span> <text:span text:style-name="T2">tusharXcounter</text:span> <text:span text:style-name="T3">=</text:span> <text:span text:style-name="T6">parseInt</text:span><text:span text:style-name="T2">(</text:span><text:span text:style-name="T7">localStorage</text:span><text:span text:style-name="T2">.</text:span><text:span text:style-name="T6">getItem</text:span><text:span text:style-name="T2">(</text:span><text:span text:style-name="T5">"x"</text:span><text:span text:style-name="T2">));</text:span></text:p>
      <text:p text:style-name="P1"><text:span text:style-name="T1">var</text:span> <text:span text:style-name="T2">tusharYcounter</text:span> <text:span text:style-name="T3">=</text:span> <text:span text:style-name="T6">parseInt</text:span><text:span text:style-name="T2">(</text:span><text:span text:style-name="T7">localStorage</text:span><text:span text:style-name="T2">.</text:span><text:span text:style-name="T6">getItem</text:span><text:span text:style-name="T2">(</text:span><text:span text:style-name="T5">"o"</text:span><text:span text:style-name="T2">));</text:span></text:p>
      <text:p text:style-name="P1"><text:span text:style-name="T1">var</text:span> <text:span text:style-name="T2">tusharDrawCounter</text:span> <text:span text:style-name="T3">=</text:span> <text:span text:style-name="T6">parseInt</text:span><text:span text:style-name="T2">(</text:span><text:span text:style-name="T7">localStorage</text:span><text:span text:style-name="T2">.</text:span><text:span text:style-name="T6">getItem</text:span><text:span text:style-name="T2">(</text:span><text:span text:style-name="T5">"d"</text:span><text:span text:style-name="T2">));</text:span></text:p>
      <text:p text:style-name="P1"><text:span text:style-name="T1">const</text:span> <text:span text:style-name="T4">tusharResult</text:span> <text:span text:style-name="T3">=</text:span> <text:span text:style-name="T7">document</text:span><text:span text:style-name="T2">.</text:span><text:span text:style-name="T6">getElementById</text:span><text:span text:style-name="T2">(</text:span><text:span text:style-name="T5">"results"</text:span><text:span text:style-name="T2">)</text:span></text:p>
      <text:p text:style-name="P1"><text:span text:style-name="T1">const</text:span> <text:span text:style-name="T4">timer</text:span> <text:span text:style-name="T3">=</text:span> <text:span text:style-name="T7">document</text:span><text:span text:style-name="T2">.</text:span><text:span text:style-name="T6">getElementById</text:span><text:span text:style-name="T2">(</text:span><text:span text:style-name="T5">"time"</text:span><text:span text:style-name="T2">)</text:span></text:p>
      <text:p text:style-name="P1"><text:span text:style-name="T1">const</text:span> <text:span text:style-name="T4">tusharCells</text:span> <text:span text:style-name="T3">=</text:span> <text:span text:style-name="T7">document</text:span><text:span text:style-name="T2">.</text:span><text:span text:style-name="T6">querySelectorAll</text:span><text:span text:style-name="T2">(</text:span><text:span text:style-name="T5">"td"</text:span><text:span text:style-name="T2">);</text:span></text:p>
      <text:p text:style-name="P1"><text:span text:style-name="T1">var</text:span> <text:span text:style-name="T2">intervalX;</text:span></text:p>
      <text:p text:style-name="P2">//this code is responsible for timer part:</text:p>
      <text:p text:style-name="P4"/>
      <text:p text:style-name="P1"><text:span text:style-name="T6">tusharResponsibleTimer</text:span><text:span text:style-name="T2">();</text:span></text:p>
      <text:p text:style-name="P1"><text:span text:style-name="T1">function</text:span> <text:span text:style-name="T6">tusharResponsibleTimer</text:span><text:span text:style-name="T2">(){</text:span></text:p>
      <text:p text:style-name="P1"><text:span text:style-name="T1">var</text:span> <text:span text:style-name="T2">tusharTargetDate</text:span> <text:span text:style-name="T3">=</text:span> <text:span text:style-name="T1">new</text:span> <text:span text:style-name="T6">Date</text:span><text:span text:style-name="T2">().</text:span><text:span text:style-name="T6">getTime</text:span><text:span text:style-name="T2">()</text:span> <text:span text:style-name="T3">+</text:span> <text:span text:style-name="T2">(</text:span><text:span text:style-name="T4">2</text:span> <text:span text:style-name="T3">*</text:span> <text:span text:style-name="T4">60</text:span> <text:span text:style-name="T3">*</text:span><text:span text:style-name="T4">1000</text:span><text:span text:style-name="T2">);</text:span></text:p>
      <text:p text:style-name="P1"><text:span text:style-name="T2">intervalX</text:span> <text:span text:style-name="T3">=</text:span> <text:span text:style-name="T6">setInterval</text:span><text:span text:style-name="T2">(</text:span><text:span text:style-name="T1">function</text:span><text:span text:style-name="T2">()</text:span> <text:span text:style-name="T2">{</text:span></text:p>
      <text:p text:style-name="P1"><text:span text:style-name="T1">var</text:span> <text:span text:style-name="T2">tusharNow</text:span> <text:span text:style-name="T3">=</text:span> <text:span text:style-name="T1">new</text:span> <text:span text:style-name="T6">Date</text:span><text:span text:style-name="T2">().</text:span><text:span text:style-name="T6">getTime</text:span><text:span text:style-name="T2">();</text:span></text:p>
      <text:p text:style-name="P1"><text:span text:style-name="T1">var</text:span> <text:span text:style-name="T2">tusharDistance</text:span> <text:span text:style-name="T3">=</text:span> <text:span text:style-name="T2">tusharTargetDate</text:span> <text:span text:style-name="T3">-</text:span> <text:span text:style-name="T2">tusharNow;</text:span></text:p>
      <text:p text:style-name="P1"><text:span text:style-name="T1">if</text:span><text:span text:style-name="T2">(tusharDistance</text:span> <text:span text:style-name="T3">&lt;</text:span> <text:span text:style-name="T4">0</text:span><text:span text:style-name="T2">){</text:span></text:p>
      <text:p text:style-name="P1"><text:span text:style-name="T6">clearInterval</text:span><text:span text:style-name="T2">(intervalX)</text:span></text:p>
      <text:p text:style-name="P1"><text:span text:style-name="T6">tusharResponsibleTimer</text:span><text:span text:style-name="T2">();</text:span></text:p>
      <text:p text:style-name="P1"><text:span text:style-name="T2">tusharDrawCounter</text:span> <text:span text:style-name="T3">+=</text:span> <text:span text:style-name="T4">1</text:span><text:span text:style-name="T2">;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pan text:style-name="T6">checkIsOver</text:span><text:span text:style-name="T2">();</text:span></text:p>
      <text:p text:style-name="P1"><text:span text:style-name="T6">refershWinner</text:span><text:span text:style-name="T2">();</text:span></text:p>
      <text:p text:style-name="P3">}</text:p>
      <text:p text:style-name="P1"><text:span text:style-name="T1">var</text:span> <text:span text:style-name="T2">tusharMinutes</text:span> <text:span text:style-name="T3">=</text:span> <text:span text:style-name="T7">Math</text:span><text:span text:style-name="T2">.</text:span><text:span text:style-name="T6">floor</text:span><text:span text:style-name="T2">((tusharDistance</text:span> <text:span text:style-name="T3">%</text:span> <text:span text:style-name="T2">(</text:span><text:span text:style-name="T4">1000</text:span> <text:span text:style-name="T3">*</text:span> <text:span text:style-name="T4">60</text:span> <text:span text:style-name="T3">*</text:span> <text:span text:style-name="T4">60</text:span><text:span text:style-name="T2">))</text:span> <text:span text:style-name="T3">/</text:span> <text:span text:style-name="T2">(</text:span><text:span text:style-name="T4">1000</text:span> <text:span text:style-name="T3">*</text:span> <text:span text:style-name="T4">60</text:span><text:span text:style-name="T2">));</text:span></text:p>
      <text:p text:style-name="P1"><text:span text:style-name="T1">var</text:span> <text:span text:style-name="T2">tusharSeconds</text:span> <text:span text:style-name="T3">=</text:span> <text:span text:style-name="T7">Math</text:span><text:span text:style-name="T2">.</text:span><text:span text:style-name="T6">floor</text:span><text:span text:style-name="T2">((tusharDistance</text:span> <text:span text:style-name="T3">%</text:span> <text:span text:style-name="T2">(</text:span><text:span text:style-name="T4">1000</text:span> <text:span text:style-name="T3">*</text:span> <text:span text:style-name="T4">60</text:span><text:span text:style-name="T2">))</text:span> <text:span text:style-name="T3">/</text:span> <text:span text:style-name="T2">(</text:span><text:span text:style-name="T4">1000</text:span><text:span text:style-name="T2">));</text:span></text:p>
      <text:p text:style-name="P1"><text:span text:style-name="T7">timer</text:span><text:span text:style-name="T2">.</text:span><text:span text:style-name="T7">innerHTML</text:span> <text:span text:style-name="T3">=</text:span> <text:span text:style-name="T5">`Timer: </text:span><text:span text:style-name="T8">${</text:span><text:span text:style-name="T2">tusharMinutes</text:span><text:span text:style-name="T8">}</text:span><text:span text:style-name="T5"> : </text:span><text:span text:style-name="T8">${</text:span><text:span text:style-name="T2">tusharSeconds</text:span><text:span text:style-name="T8">}</text:span><text:span text:style-name="T5">`</text:span></text:p>
      <text:p text:style-name="P4"/>
      <text:p text:style-name="P1"><text:span text:style-name="T2">},</text:span> <text:span text:style-name="T4">1000</text:span><text:span text:style-name="T2">);</text:span></text:p>
      <text:p text:style-name="P3">}</text:p>
      <text:p text:style-name="P5"/>
      <text:p text:style-name="P2">//we are setting the result here for initial phase.</text:p>
      <text:p text:style-name="P1"><text:span text:style-name="T7">tusharResult</text:span><text:span text:style-name="T2">.</text:span><text:span text:style-name="T7">innerHTML</text:span> <text:span text:style-name="T3">=</text:span> <text:span text:style-name="T5">`</text:span></text:p>
      <text:p text:style-name="P1"><text:span text:style-name="T5">X won </text:span><text:span text:style-name="T8">${</text:span><text:span text:style-name="T7">localStorage</text:span><text:span text:style-name="T5">.</text:span><text:span text:style-name="T6">getItem</text:span><text:span text:style-name="T2">(</text:span><text:span text:style-name="T5">"x"</text:span><text:span text:style-name="T2">)</text:span><text:span text:style-name="T8">}</text:span><text:span text:style-name="T5"> time(s) &lt;br&gt;</text:span></text:p>
      <text:p text:style-name="P1"><text:span text:style-name="T5">O won </text:span><text:span text:style-name="T8">${</text:span><text:span text:style-name="T7">localStorage</text:span><text:span text:style-name="T5">.</text:span><text:span text:style-name="T6">getItem</text:span><text:span text:style-name="T2">(</text:span><text:span text:style-name="T5">"o"</text:span><text:span text:style-name="T2">)</text:span><text:span text:style-name="T8">}</text:span><text:span text:style-name="T5"> time(s) &lt;br&gt;</text:span></text:p>
      <text:p text:style-name="P1"><text:span text:style-name="T5">Game has been drawn for </text:span><text:span text:style-name="T8">${</text:span><text:span text:style-name="T7">localStorage</text:span><text:span text:style-name="T5">.</text:span><text:span text:style-name="T6">getItem</text:span><text:span text:style-name="T2">(</text:span><text:span text:style-name="T5">"d"</text:span><text:span text:style-name="T2">)</text:span><text:span text:style-name="T8">}</text:span><text:span text:style-name="T5"> time(s)</text:span></text:p>
      <text:p text:style-name="P1"><text:span text:style-name="T5">`</text:span><text:span text:style-name="T2">;</text:span></text:p>
      <text:p text:style-name="P5"/>
      <text:p text:style-name="P1"><text:span text:style-name="T7">document</text:span><text:span text:style-name="T2">.</text:span><text:span text:style-name="T6">querySelectorAll</text:span><text:span text:style-name="T2">(</text:span><text:span text:style-name="T5">"td"</text:span><text:span text:style-name="T2">).</text:span><text:span text:style-name="T6">forEach</text:span><text:span text:style-name="T2">(td</text:span> <text:span text:style-name="T1">=&gt;</text:span> <text:span text:style-name="T2">{</text:span></text:p>
      <text:p text:style-name="P1"><text:span text:style-name="T7">td</text:span><text:span text:style-name="T2">.</text:span><text:span text:style-name="T6">addEventListener</text:span><text:span text:style-name="T2">(</text:span><text:span text:style-name="T5">"click"</text:span><text:span text:style-name="T2">,</text:span> <text:span text:style-name="T1">function</text:span> <text:span text:style-name="T2">(e)</text:span> <text:span text:style-name="T2">{</text:span></text:p>
      <text:p text:style-name="P1"><text:span text:style-name="T7">e</text:span><text:span text:style-name="T2">.</text:span><text:span text:style-name="T6">preventDefault</text:span><text:span text:style-name="T2">()</text:span></text:p>
      <text:p text:style-name="P1"><text:span text:style-name="T1">if</text:span> <text:span text:style-name="T2">(</text:span><text:span text:style-name="T7">td</text:span><text:span text:style-name="T2">.</text:span><text:span text:style-name="T7">innerText</text:span> <text:span text:style-name="T3">===</text:span> <text:span text:style-name="T5">""</text:span><text:span text:style-name="T2">)</text:span> <text:span text:style-name="T2">{</text:span></text:p>
      <text:p text:style-name="P1"><text:span text:style-name="T1">if</text:span><text:span text:style-name="T2">(tusharCount</text:span> <text:span text:style-name="T3">===</text:span> <text:span text:style-name="T4">1</text:span><text:span text:style-name="T2">){</text:span></text:p>
      <text:p text:style-name="P1"><text:span text:style-name="T2">tusharWhatToShow</text:span> <text:span text:style-name="T3">=</text:span> <text:span text:style-name="T5">"X"</text:span></text:p>
      <text:p text:style-name="P1"><text:span text:style-name="T2">tusharCount</text:span> <text:span text:style-name="T3">=</text:span> <text:span text:style-name="T4">0</text:span><text:span text:style-name="T2">;</text:span></text:p>
      <text:p text:style-name="P3">}</text:p>
      <text:p text:style-name="P1"><text:span text:style-name="T1">else</text:span><text:span text:style-name="T2">{</text:span></text:p>
      <text:p text:style-name="P1"><text:soft-page-break/><text:span text:style-name="T2">tusharWhatToShow</text:span> <text:span text:style-name="T3">=</text:span> <text:span text:style-name="T5">"O"</text:span></text:p>
      <text:p text:style-name="P1"><text:span text:style-name="T2">tusharCount</text:span> <text:span text:style-name="T3">=</text:span> <text:span text:style-name="T4">1</text:span></text:p>
      <text:p text:style-name="P3">}</text:p>
      <text:p text:style-name="P1"><text:span text:style-name="T7">td</text:span><text:span text:style-name="T2">.</text:span><text:span text:style-name="T7">innerHTML</text:span> <text:span text:style-name="T3">=</text:span> <text:span text:style-name="T2">tusharWhatToShow</text:span></text:p>
      <text:p text:style-name="P1"><text:span text:style-name="T6">checkForWin</text:span><text:span text:style-name="T2">();</text:span></text:p>
      <text:p text:style-name="P1"><text:span text:style-name="T6">checkIsOver</text:span><text:span text:style-name="T2">();</text:span></text:p>
      <text:p text:style-name="P3">}</text:p>
      <text:p text:style-name="P3">})</text:p>
      <text:p text:style-name="P4"/>
      <text:p text:style-name="P3">})</text:p>
      <text:p text:style-name="P4"/>
      <text:p text:style-name="P1"><text:span text:style-name="T1">function</text:span> <text:span text:style-name="T6">checkForWin</text:span><text:span text:style-name="T2">(){</text:span></text:p>
      <text:p text:style-name="P1"><text:span text:style-name="T1">if</text:span><text:span text:style-name="T2">(tusharCells[</text:span><text:span text:style-name="T4">0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1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2</text:span><text:span text:style-name="T2">].</text:span><text:span text:style-name="T7">textContent</text:span> <text:span text:style-name="T3">===</text:span> <text:span text:style-name="T2">tusharWhatToShow){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pan text:style-name="T6">tusharManageCounter</text:span><text:span text:style-name="T2">()</text:span></text:p>
      <text:p text:style-name="P1"><text:span text:style-name="T6">showWinMessage</text:span><text:span text:style-name="T2">();</text:span></text:p>
      <text:p text:style-name="P3">}</text:p>
      <text:p text:style-name="P1"><text:span text:style-name="T1">else</text:span> <text:span text:style-name="T1">if</text:span><text:span text:style-name="T2">(tusharCells[</text:span><text:span text:style-name="T4">0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3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6</text:span><text:span text:style-name="T2">].</text:span><text:span text:style-name="T7">textContent</text:span> <text:span text:style-name="T3">===</text:span> <text:span text:style-name="T2">tusharWhatToShow){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pan text:style-name="T6">tusharManageCounter</text:span><text:span text:style-name="T2">()</text:span></text:p>
      <text:p text:style-name="P1"><text:span text:style-name="T6">showWinMessage</text:span><text:span text:style-name="T2">();</text:span></text:p>
      <text:p text:style-name="P3">}</text:p>
      <text:p text:style-name="P1"><text:span text:style-name="T1">else</text:span> <text:span text:style-name="T1">if</text:span><text:span text:style-name="T2">(tusharCells[</text:span><text:span text:style-name="T4">0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4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8</text:span><text:span text:style-name="T2">].</text:span><text:span text:style-name="T7">textContent</text:span> <text:span text:style-name="T3">===</text:span> <text:span text:style-name="T2">tusharWhatToShow){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pan text:style-name="T6">tusharManageCounter</text:span><text:span text:style-name="T2">();</text:span></text:p>
      <text:p text:style-name="P1"><text:span text:style-name="T6">showWinMessage</text:span><text:span text:style-name="T2">();</text:span></text:p>
      <text:p text:style-name="P3">}</text:p>
      <text:p text:style-name="P1"><text:span text:style-name="T1">else</text:span> <text:span text:style-name="T1">if</text:span><text:span text:style-name="T2">(tusharCells[</text:span><text:span text:style-name="T4">3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4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5</text:span><text:span text:style-name="T2">].</text:span><text:span text:style-name="T7">textContent</text:span> <text:span text:style-name="T3">===</text:span> <text:span text:style-name="T2">tusharWhatToShow){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pan text:style-name="T6">tusharManageCounter</text:span><text:span text:style-name="T2">();</text:span></text:p>
      <text:p text:style-name="P1"><text:span text:style-name="T6">showWinMessage</text:span><text:span text:style-name="T2">();</text:span></text:p>
      <text:p text:style-name="P3">}</text:p>
      <text:p text:style-name="P1"><text:span text:style-name="T1">else</text:span> <text:span text:style-name="T1">if</text:span><text:span text:style-name="T2">(tusharCells[</text:span><text:span text:style-name="T4">6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7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8</text:span><text:span text:style-name="T2">].</text:span><text:span text:style-name="T7">textContent</text:span> <text:span text:style-name="T3">===</text:span> <text:span text:style-name="T2">tusharWhatToShow){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pan text:style-name="T6">tusharManageCounter</text:span><text:span text:style-name="T2">();</text:span></text:p>
      <text:p text:style-name="P1"><text:span text:style-name="T6">showWinMessage</text:span><text:span text:style-name="T2">();</text:span></text:p>
      <text:p text:style-name="P3">}</text:p>
      <text:p text:style-name="P1"><text:span text:style-name="T1">else</text:span> <text:span text:style-name="T1">if</text:span><text:span text:style-name="T2">(tusharCells[</text:span><text:span text:style-name="T4">1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4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7</text:span><text:span text:style-name="T2">].</text:span><text:span text:style-name="T7">textContent</text:span> <text:span text:style-name="T3">===</text:span> <text:span text:style-name="T2">tusharWhatToShow){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pan text:style-name="T6">tusharManageCounter</text:span><text:span text:style-name="T2">();</text:span></text:p>
      <text:p text:style-name="P1"><text:span text:style-name="T6">showWinMessage</text:span><text:span text:style-name="T2">();</text:span></text:p>
      <text:p text:style-name="P3">}</text:p>
      <text:p text:style-name="P1"><text:span text:style-name="T1">else</text:span> <text:span text:style-name="T1">if</text:span><text:span text:style-name="T2">(tusharCells[</text:span><text:span text:style-name="T4">2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5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8</text:span><text:span text:style-name="T2">].</text:span><text:span text:style-name="T7">textContent</text:span> <text:span text:style-name="T3">===</text:span> <text:span text:style-name="T2">tusharWhatToShow){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oft-page-break/><text:span text:style-name="T6">tusharManageCounter</text:span><text:span text:style-name="T2">();</text:span></text:p>
      <text:p text:style-name="P1"><text:span text:style-name="T6">showWinMessage</text:span><text:span text:style-name="T2">();</text:span></text:p>
      <text:p text:style-name="P3">}</text:p>
      <text:p text:style-name="P1"><text:span text:style-name="T1">else</text:span> <text:span text:style-name="T1">if</text:span><text:span text:style-name="T2">(tusharCells[</text:span><text:span text:style-name="T4">2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4</text:span><text:span text:style-name="T2">].</text:span><text:span text:style-name="T7">textContent</text:span> <text:span text:style-name="T3">===</text:span> <text:span text:style-name="T2">tusharWhatToShow</text:span> <text:span text:style-name="T3">&amp;&amp;</text:span> <text:span text:style-name="T2">tusharCells[</text:span><text:span text:style-name="T4">6</text:span><text:span text:style-name="T2">].</text:span><text:span text:style-name="T7">textContent</text:span> <text:span text:style-name="T3">===</text:span> <text:span text:style-name="T2">tusharWhatToShow){</text:span></text:p>
      <text:p text:style-name="P1"><text:span text:style-name="T2">tusharGameOver</text:span> <text:span text:style-name="T3">=</text:span> <text:span text:style-name="T4">true</text:span><text:span text:style-name="T2">;</text:span></text:p>
      <text:p text:style-name="P1"><text:span text:style-name="T6">tusharManageCounter</text:span><text:span text:style-name="T2">();</text:span></text:p>
      <text:p text:style-name="P1"><text:span text:style-name="T6">showWinMessage</text:span><text:span text:style-name="T2">();</text:span></text:p>
      <text:p text:style-name="P3">}</text:p>
      <text:p text:style-name="P1"><text:span text:style-name="T1">else</text:span> <text:span text:style-name="T1">if</text:span> <text:span text:style-name="T2">(tusharCells[</text:span><text:span text:style-name="T4">0</text:span><text:span text:style-name="T2">].</text:span><text:span text:style-name="T7">textContent</text:span> <text:span text:style-name="T3">&amp;&amp;</text:span> <text:span text:style-name="T2">tusharCells[</text:span><text:span text:style-name="T4">1</text:span><text:span text:style-name="T2">].</text:span><text:span text:style-name="T7">textContent</text:span> <text:span text:style-name="T3">&amp;&amp;</text:span> <text:span text:style-name="T2">tusharCells[</text:span><text:span text:style-name="T4">2</text:span><text:span text:style-name="T2">].</text:span><text:span text:style-name="T7">textContent</text:span> <text:span text:style-name="T3">&amp;&amp;</text:span> <text:span text:style-name="T2">tusharCells[</text:span><text:span text:style-name="T4">3</text:span><text:span text:style-name="T2">].</text:span><text:span text:style-name="T7">textContent</text:span> <text:span text:style-name="T3">&amp;&amp;</text:span> <text:span text:style-name="T2">tusharCells[</text:span><text:span text:style-name="T4">4</text:span><text:span text:style-name="T2">].</text:span><text:span text:style-name="T7">textContent</text:span> <text:span text:style-name="T3">&amp;&amp;</text:span> <text:span text:style-name="T2">tusharCells[</text:span><text:span text:style-name="T4">5</text:span><text:span text:style-name="T2">].</text:span><text:span text:style-name="T7">textContent</text:span> <text:span text:style-name="T3">&amp;&amp;</text:span> <text:span text:style-name="T2">tusharCells[</text:span><text:span text:style-name="T4">6</text:span><text:span text:style-name="T2">].</text:span><text:span text:style-name="T7">textContent</text:span> <text:span text:style-name="T3">&amp;&amp;</text:span> <text:span text:style-name="T2">tusharCells[</text:span><text:span text:style-name="T4">7</text:span><text:span text:style-name="T2">].</text:span><text:span text:style-name="T7">textContent</text:span> <text:span text:style-name="T3">&amp;&amp;</text:span> <text:span text:style-name="T2">tusharCells[</text:span><text:span text:style-name="T4">8</text:span><text:span text:style-name="T2">].</text:span><text:span text:style-name="T7">textContent</text:span><text:span text:style-name="T2">){</text:span></text:p>
      <text:p text:style-name="P1"><text:span text:style-name="T2">tusharGameOver</text:span> <text:span text:style-name="T3">=</text:span> <text:span text:style-name="T4">true</text:span></text:p>
      <text:p text:style-name="P1"><text:span text:style-name="T6">showDrawMessage</text:span><text:span text:style-name="T2">();</text:span></text:p>
      <text:p text:style-name="P3">}</text:p>
      <text:p text:style-name="P3">}</text:p>
      <text:p text:style-name="P4"/>
      <text:p text:style-name="P1"><text:span text:style-name="T1">function</text:span> <text:span text:style-name="T6">showWinMessage</text:span><text:span text:style-name="T2">(){</text:span></text:p>
      <text:p text:style-name="P1"><text:span text:style-name="T6">alert</text:span><text:span text:style-name="T2">(</text:span><text:span text:style-name="T5">`</text:span><text:span text:style-name="T8">${</text:span><text:span text:style-name="T2">tusharWhatToShow</text:span><text:span text:style-name="T8">}</text:span><text:span text:style-name="T5"> won the game`</text:span><text:span text:style-name="T2">)</text:span></text:p>
      <text:p text:style-name="P1"><text:span text:style-name="T6">clearInterval</text:span><text:span text:style-name="T2">(intervalX);</text:span></text:p>
      <text:p text:style-name="P1"><text:span text:style-name="T6">tusharResponsibleTimer</text:span><text:span text:style-name="T2">();</text:span></text:p>
      <text:p text:style-name="P3">}</text:p>
      <text:p text:style-name="P5"/>
      <text:p text:style-name="P1"><text:span text:style-name="T1">function</text:span> <text:span text:style-name="T6">showDrawMessage</text:span><text:span text:style-name="T2">(){</text:span></text:p>
      <text:p text:style-name="P1"><text:span text:style-name="T6">alert</text:span><text:span text:style-name="T2">(</text:span><text:span text:style-name="T5">`Haha! Game Drawn!`</text:span><text:span text:style-name="T2">)</text:span></text:p>
      <text:p text:style-name="P1"><text:span text:style-name="T2">tusharDrawCounter</text:span> <text:span text:style-name="T3">+=</text:span> <text:span text:style-name="T4">1</text:span><text:span text:style-name="T2">;</text:span></text:p>
      <text:p text:style-name="P3">}</text:p>
      <text:p text:style-name="P4"/>
      <text:p text:style-name="P1"><text:span text:style-name="T1">function</text:span> <text:span text:style-name="T6">checkIsOver</text:span><text:span text:style-name="T2">(){</text:span></text:p>
      <text:p text:style-name="P1"><text:span text:style-name="T1">if</text:span><text:span text:style-name="T2">(tusharGameOver){</text:span></text:p>
      <text:p text:style-name="P1"><text:span text:style-name="T7">document</text:span><text:span text:style-name="T2">.</text:span><text:span text:style-name="T6">querySelectorAll</text:span><text:span text:style-name="T2">(</text:span><text:span text:style-name="T5">"td"</text:span><text:span text:style-name="T2">).</text:span><text:span text:style-name="T6">forEach</text:span><text:span text:style-name="T2">(td</text:span> <text:span text:style-name="T1">=&gt;</text:span> <text:span text:style-name="T2">{</text:span></text:p>
      <text:p text:style-name="P1"><text:span text:style-name="T7">td</text:span><text:span text:style-name="T2">.</text:span><text:span text:style-name="T7">innerText</text:span> <text:span text:style-name="T3">=</text:span> <text:span text:style-name="T5">""</text:span><text:span text:style-name="T2">;</text:span></text:p>
      <text:p text:style-name="P3">})</text:p>
      <text:p text:style-name="P1"><text:span text:style-name="T2">tusharGameOver</text:span> <text:span text:style-name="T3">=</text:span> <text:span text:style-name="T4">false</text:span></text:p>
      <text:p text:style-name="P1"><text:span text:style-name="T2">tusharCount</text:span> <text:span text:style-name="T3">=</text:span> <text:span text:style-name="T4">1</text:span></text:p>
      <text:p text:style-name="P1"><text:span text:style-name="T7">localStorage</text:span><text:span text:style-name="T2">.</text:span><text:span text:style-name="T6">clear</text:span><text:span text:style-name="T2">();</text:span></text:p>
      <text:p text:style-name="P1"><text:span text:style-name="T7">localStorage</text:span><text:span text:style-name="T2">.</text:span><text:span text:style-name="T6">setItem</text:span><text:span text:style-name="T2">(</text:span><text:span text:style-name="T5">"x"</text:span><text:span text:style-name="T2">,</text:span> <text:span text:style-name="T2">tusharXcounter);</text:span></text:p>
      <text:p text:style-name="P1"><text:span text:style-name="T7">localStorage</text:span><text:span text:style-name="T2">.</text:span><text:span text:style-name="T6">setItem</text:span><text:span text:style-name="T2">(</text:span><text:span text:style-name="T5">"o"</text:span><text:span text:style-name="T2">,</text:span> <text:span text:style-name="T2">tusharYcounter);</text:span></text:p>
      <text:p text:style-name="P1"><text:span text:style-name="T7">localStorage</text:span><text:span text:style-name="T2">.</text:span><text:span text:style-name="T6">setItem</text:span><text:span text:style-name="T2">(</text:span><text:span text:style-name="T5">"d"</text:span><text:span text:style-name="T2">,</text:span> <text:span text:style-name="T2">tusharDrawCounter);</text:span></text:p>
      <text:p text:style-name="P1"><text:span text:style-name="T6">refershWinner</text:span><text:span text:style-name="T2">();</text:span></text:p>
      <text:p text:style-name="P3">}</text:p>
      <text:p text:style-name="P3">}</text:p>
      <text:p text:style-name="P4"/>
      <text:p text:style-name="P1"><text:span text:style-name="T1">function</text:span> <text:span text:style-name="T6">tusharManageCounter</text:span><text:span text:style-name="T2">(){</text:span></text:p>
      <text:p text:style-name="P1"><text:span text:style-name="T1">if</text:span><text:span text:style-name="T2">(tusharWhatToShow</text:span> <text:span text:style-name="T3">===</text:span> <text:span text:style-name="T5">"X"</text:span><text:span text:style-name="T2">){</text:span></text:p>
      <text:p text:style-name="P1"><text:span text:style-name="T2">tusharXcounter</text:span> <text:span text:style-name="T3">+=</text:span> <text:span text:style-name="T4">1</text:span><text:span text:style-name="T2">;</text:span></text:p>
      <text:p text:style-name="P3">}</text:p>
      <text:p text:style-name="P1"><text:span text:style-name="T1">else</text:span> <text:span text:style-name="T1">if</text:span><text:span text:style-name="T2">(tusharWhatToShow</text:span> <text:span text:style-name="T3">===</text:span> <text:span text:style-name="T5">"O"</text:span><text:span text:style-name="T2">){</text:span></text:p>
      <text:p text:style-name="P1"><text:span text:style-name="T2">tusharYcounter</text:span> <text:span text:style-name="T3">+=</text:span> <text:span text:style-name="T4">1</text:span><text:span text:style-name="T2">;</text:span></text:p>
      <text:p text:style-name="P3"><text:soft-page-break/>}</text:p>
      <text:p text:style-name="P3">}</text:p>
      <text:p text:style-name="P4"/>
      <text:p text:style-name="P1"><text:span text:style-name="T1">function</text:span> <text:span text:style-name="T6">refershWinner</text:span><text:span text:style-name="T2">(){</text:span></text:p>
      <text:p text:style-name="P1"><text:span text:style-name="T7">result</text:span><text:span text:style-name="T2">.</text:span><text:span text:style-name="T7">innerHTML</text:span> <text:span text:style-name="T3">=</text:span> <text:span text:style-name="T5">`</text:span></text:p>
      <text:p text:style-name="P1"><text:span text:style-name="T5">X won </text:span><text:span text:style-name="T8">${</text:span><text:span text:style-name="T7">localStorage</text:span><text:span text:style-name="T5">.</text:span><text:span text:style-name="T6">getItem</text:span><text:span text:style-name="T2">(</text:span><text:span text:style-name="T5">"x"</text:span><text:span text:style-name="T2">)</text:span><text:span text:style-name="T8">}</text:span><text:span text:style-name="T5"> time(s) &lt;br&gt;</text:span></text:p>
      <text:p text:style-name="P1"><text:span text:style-name="T5">O won </text:span><text:span text:style-name="T8">${</text:span><text:span text:style-name="T7">localStorage</text:span><text:span text:style-name="T5">.</text:span><text:span text:style-name="T6">getItem</text:span><text:span text:style-name="T2">(</text:span><text:span text:style-name="T5">"o"</text:span><text:span text:style-name="T2">)</text:span><text:span text:style-name="T8">}</text:span><text:span text:style-name="T5"> time(s) &lt;br&gt;</text:span></text:p>
      <text:p text:style-name="P1"><text:span text:style-name="T5">Game has been drawn for </text:span><text:span text:style-name="T8">${</text:span><text:span text:style-name="T7">localStorage</text:span><text:span text:style-name="T5">.</text:span><text:span text:style-name="T6">getItem</text:span><text:span text:style-name="T2">(</text:span><text:span text:style-name="T5">"d"</text:span><text:span text:style-name="T2">)</text:span><text:span text:style-name="T8">}</text:span><text:span text:style-name="T5"> time(s)</text:span></text:p>
      <text:p text:style-name="P1"><text:span text:style-name="T5">`</text:span><text:span text:style-name="T2">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1:54:28.242724385</meta:creation-date>
    <dc:date>2023-01-30T11:54:38.888868341</dc:date>
    <meta:editing-duration>PT11S</meta:editing-duration>
    <meta:editing-cycles>1</meta:editing-cycles>
    <meta:document-statistic meta:table-count="0" meta:image-count="0" meta:object-count="0" meta:page-count="4" meta:paragraph-count="138" meta:word-count="445" meta:character-count="4557" meta:non-whitespace-character-count="4250"/>
    <meta:generator>LibreOffice/6.4.7.2$Linux_X86_64 LibreOffice_project/40$Build-2</meta:generator>
  </office:meta>
</office:document-meta>
</file>